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528cm" fo:min-width="4.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55cm" fo:min-width="4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4.4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9cm" svg:height="4.778cm" svg:x="12.201cm" svg:y="3.95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201cm" svg:y1="5.05cm" svg:x2="17.101cm" svg:y2="5.05cm">
            <text:p/>
          </draw:line>
        </draw:g>
        <draw:g>
          <draw:custom-shape draw:style-name="gr3" draw:text-style-name="P1" draw:layer="layout" svg:width="4.9cm" svg:height="4.8cm" svg:x="17.2cm" svg:y="10.26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cm" svg:y1="11.362cm" svg:x2="22.1cm" svg:y2="11.362cm">
            <text:p/>
          </draw:line>
        </draw:g>
        <draw:g>
          <draw:custom-shape draw:style-name="gr4" draw:text-style-name="P1" draw:layer="layout" svg:width="4.9cm" svg:height="7cm" svg:x="7.3cm" svg:y="10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3cm" svg:y1="11.904cm" svg:x2="12.2cm" svg:y2="11.904cm">
            <text:p/>
          </draw:line>
        </draw:g>
        <draw:frame draw:style-name="gr5" draw:text-style-name="P2" draw:layer="layout" svg:width="3.9cm" svg:height="1.038cm" svg:x="12.816cm" svg:y="3.962cm">
          <draw:text-box>
            <text:p>File Reader</text:p>
          </draw:text-box>
        </draw:frame>
        <draw:frame draw:style-name="gr6" draw:text-style-name="P2" draw:layer="layout" svg:width="4.9cm" svg:height="1.1cm" svg:x="7.3cm" svg:y="10.5cm">
          <draw:text-box>
            <text:p>Displayer</text:p>
          </draw:text-box>
        </draw:frame>
        <draw:frame draw:style-name="gr6" draw:text-style-name="P2" draw:layer="layout" svg:width="4.9cm" svg:height="1.1cm" svg:x="17.2cm" svg:y="10.3cm">
          <draw:text-box>
            <text:p>Word Coun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49:00.793676124</meta:creation-date>
    <dc:date>2019-05-01T23:04:17.414334351</dc:date>
    <meta:editing-duration>PT3H45M18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